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500000062AB743DB1.png" manifest:media-type="image/png"/>
  <manifest:file-entry manifest:full-path="Pictures/100000010000004C0000004C2D163DE4.png" manifest:media-type="image/png"/>
  <manifest:file-entry manifest:full-path="Pictures/200000FD00000F9100001308A50B887B.svm" manifest:media-type="image/x-svm"/>
  <manifest:file-entry manifest:full-path="Pictures/2000013400000BEE00000A029B620744.svm" manifest:media-type="image/x-svm"/>
  <manifest:file-entry manifest:full-path="Pictures/200002C5000012980000134D4B12E1FC.svm" manifest:media-type="image/x-svm"/>
  <manifest:file-entry manifest:full-path="Pictures/10000001000000740000006256013289.png" manifest:media-type="image/png"/>
  <manifest:file-entry manifest:full-path="Pictures/200001B700000DCD00000939DADB9EB7.svm" manifest:media-type="image/x-svm"/>
  <manifest:file-entry manifest:full-path="Pictures/10000001000000B5000000BCA27BD92B.png" manifest:media-type="image/png"/>
  <manifest:file-entry manifest:full-path="Pictures/10000001000000870000005AD2849EF3.png" manifest:media-type="image/png"/>
  <manifest:file-entry manifest:full-path="Pictures/1000000100000098000000B954B945CE.png" manifest:media-type="image/png"/>
  <manifest:file-entry manifest:full-path="Pictures/1000000100000074000000A1D1A7ED24.png" manifest:media-type="image/png"/>
  <manifest:file-entry manifest:full-path="Pictures/2000013500000DCD00000939831B0C8E.svm" manifest:media-type="image/x-svm"/>
  <manifest:file-entry manifest:full-path="Pictures/10000001000000870000005AA8ADF704.png" manifest:media-type="image/png"/>
  <manifest:file-entry manifest:full-path="Pictures/2000006C00000C0000000A0223C64895.svm" manifest:media-type="image/x-svm"/>
  <manifest:file-entry manifest:full-path="Pictures/2000019400000BED000010961D7B558D.svm" manifest:media-type="image/x-svm"/>
  <manifest:file-entry manifest:full-path="Pictures/200001C6000007BE000007B5E79949C8.svm" manifest:media-type="image/x-svm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dash" draw:stroke-dash="Long_20_Dash" svg:stroke-color="#000000" draw:fill-color="#e8f2a1" draw:opacity="50%" draw:textarea-horizontal-align="justify" draw:textarea-vertical-align="middle" draw:auto-grow-height="false" fo:min-height="3.36cm" fo:min-width="3.11cm" draw:shadow-opacity="50%" loext:decorative="false"/>
    </style:style>
    <style:style style:name="gr3" style:family="graphic" style:parent-style-name="standard">
      <style:graphic-properties draw:stroke="dash" draw:stroke-dash="Long_20_Dash" svg:stroke-color="#000000" draw:fill-color="#ffd7d7" draw:opacity="50%" draw:textarea-horizontal-align="justify" draw:textarea-vertical-align="middle" draw:auto-grow-height="false" fo:min-height="3.134cm" fo:min-width="3.384cm" draw:shadow-opacity="50%" loext:decorative="false"/>
    </style:style>
    <style:style style:name="gr4" style:family="graphic" style:parent-style-name="standard">
      <style:graphic-properties draw:stroke="dash" draw:stroke-dash="Long_20_Dash" svg:stroke-color="#000000" draw:fill-color="#eeeeee" draw:opacity="50%" draw:textarea-horizontal-align="justify" draw:textarea-vertical-align="middle" draw:auto-grow-height="false" fo:min-height="2.91cm" fo:min-width="3.647cm" draw:shadow-opacity="50%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25cm" fo:min-width="0.083cm" loext:decorative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194cm" fo:min-width="0.028cm" loext:decorative="false"/>
    </style:style>
    <style:style style:name="gr8" style:family="graphic" style:parent-style-name="objectwithoutfill">
      <style:graphic-properties draw:fill="solid" draw:fill-color="#729fcf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fo:min-height="0.43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8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86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385cm" loext:decorative="false"/>
      <style:paragraph-properties style:writing-mode="lr-tb"/>
    </style:style>
    <style:style style:name="gr13" style:family="graphic" style:parent-style-name="standard">
      <style:graphic-properties draw:stroke="dash" draw:stroke-dash="Long_20_Dash" svg:stroke-width="0.035cm" svg:stroke-color="#000000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4" style:family="graphic" style:parent-style-name="standard">
      <style:graphic-properties draw:stroke="dash" draw:stroke-dash="Long_20_Dash" svg:stroke-color="#000000" draw:fill-color="#afd095" draw:opacity="50%" draw:textarea-horizontal-align="justify" draw:textarea-vertical-align="middle" draw:auto-grow-height="false" fo:min-height="3.134cm" fo:min-width="3.634cm" draw:shadow-opacity="50%" loext:decorative="false"/>
    </style:style>
    <style:style style:name="gr15" style:family="graphic" style:parent-style-name="standard">
      <style:graphic-properties draw:stroke="none" svg:stroke-color="#000000" draw:fill="none" draw:fill-color="#ffffff" fo:min-height="0.637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194cm" fo:min-width="0cm" loext:decorative="false"/>
    </style:style>
    <style:style style:name="gr18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9" style:family="graphic" style:parent-style-name="standard">
      <style:graphic-properties draw:stroke="none" svg:stroke-color="#000000" draw:fill="none" draw:fill-color="#ffffff" fo:min-height="0.319cm" loext:decorative="false"/>
      <style:paragraph-properties style:writing-mode="lr-tb"/>
    </style:style>
    <style:style style:name="gr20" style:family="graphic" style:parent-style-name="standard">
      <style:graphic-properties svg:stroke-width="0.02cm" svg:stroke-color="#000000" draw:marker-start-width="0.23cm" draw:marker-end-width="0.23cm" draw:textarea-vertical-align="middle" fo:padding-top="0.135cm" fo:padding-bottom="0.135cm" fo:padding-left="0.26cm" fo:padding-right="0.26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8f2a1" draw:opacity="50%"/>
      <style:paragraph-properties fo:text-align="center"/>
      <style:text-properties fo:font-size="8pt"/>
    </style:style>
    <style:style style:name="P3" style:family="paragraph">
      <loext:graphic-properties draw:fill-color="#ffd7d7" draw:opacity="50%"/>
      <style:paragraph-properties fo:text-align="center"/>
      <style:text-properties fo:font-size="8pt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fo:text-align="center"/>
      <style:text-properties fo:font-weight="bold"/>
    </style:style>
    <style:style style:name="P6" style:family="paragraph">
      <loext:graphic-properties draw:fill-color="#ffffff"/>
      <style:paragraph-properties fo:text-align="center"/>
      <style:text-properties fo:font-weight="bold"/>
    </style:style>
    <style:style style:name="P7" style:family="paragraph">
      <loext:graphic-properties draw:fill="solid" draw:fill-color="#729fcf"/>
      <style:paragraph-properties fo:text-align="center"/>
      <style:text-properties fo:font-weight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20pt" style:font-size-asian="11pt" style:font-size-complex="24pt"/>
    </style:style>
    <style:style style:name="P11" style:family="paragraph">
      <loext:graphic-properties draw:fill="none" draw:fill-color="#ffffff"/>
      <style:paragraph-properties fo:text-align="center"/>
      <style:text-properties fo:font-size="8pt"/>
    </style:style>
    <style:style style:name="P12" style:family="paragraph">
      <loext:graphic-properties draw:fill-color="#afd095" draw:opacity="50%"/>
      <style:paragraph-properties fo:text-align="center"/>
      <style:text-properties fo:font-size="8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font-size="8pt" style:font-size-asian="12pt" style:font-size-complex="12pt"/>
    </style:style>
    <style:style style:name="P15" style:family="paragraph">
      <style:paragraph-properties fo:text-align="center"/>
      <style:text-properties fo:font-size="8pt" fo:font-weight="bold"/>
    </style:style>
    <style:style style:name="P16" style:family="paragraph">
      <loext:graphic-properties draw:fill-color="#ffffff"/>
      <style:paragraph-properties fo:text-align="center"/>
      <style:text-properties fo:font-size="8pt" fo:font-weight="bold"/>
    </style:style>
    <style:style style:name="P17" style:family="paragraph">
      <loext:graphic-properties draw:fill="solid" draw:fill-color="#729fcf"/>
      <style:paragraph-properties fo:text-align="center"/>
      <style:text-properties fo:font-size="8pt" fo:font-weight="bold"/>
    </style:style>
    <style:style style:name="P18" style:family="paragraph">
      <loext:graphic-properties draw:fill="none" draw:fill-color="#ffffff"/>
      <style:paragraph-properties fo:text-align="start"/>
      <style:text-properties fo:font-size="8pt"/>
    </style:style>
    <style:style style:name="P19" style:family="paragraph">
      <style:paragraph-properties fo:text-align="center"/>
      <style:text-properties fo:font-size="8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20pt" style:font-size-asian="15pt" style:font-size-complex="15pt"/>
    </style:style>
    <style:style style:name="T3" style:family="text">
      <style:text-properties fo:font-size="8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4.25cm" svg:height="17.365cm" svg:x="15.25cm" svg:y="3.25cm">
          <draw:image xlink:href="Pictures/200000FD00000F9100001308A50B887B.svm" xlink:type="simple" xlink:show="embed" xlink:actuate="onLoad" draw:mime-type="image/x-svm">
            <text:p/>
          </draw:image>
          <draw:image xlink:href="Pictures/1000000100000098000000B954B945CE.png" xlink:type="simple" xlink:show="embed" xlink:actuate="onLoad" draw:mime-type="image/png"/>
        </draw:frame>
        <draw:frame draw:style-name="gr1" draw:text-style-name="P1" draw:layer="layout" svg:width="4.672cm" svg:height="3.939cm" svg:x="19.678cm" svg:y="9.911cm">
          <draw:image xlink:href="Pictures/2000013400000BEE00000A029B620744.svm" xlink:type="simple" xlink:show="embed" xlink:actuate="onLoad" draw:mime-type="image/x-svm">
            <text:p/>
          </draw:image>
          <draw:image xlink:href="Pictures/10000001000000740000006256013289.png" xlink:type="simple" xlink:show="embed" xlink:actuate="onLoad" draw:mime-type="image/png"/>
        </draw:frame>
        <draw:custom-shape draw:style-name="gr2" draw:text-style-name="P2" draw:layer="layout" svg:width="4cm" svg:height="4cm" svg:x="17.25cm" svg:y="15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25cm" svg:height="3.75cm" svg:x="23.35cm" svg:y="6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487cm" svg:height="3.5cm" draw:transform="skewX (-0.00366519142918809) translate (17.75cm 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5" xml:id="id1" draw:id="id1">
          <draw:custom-shape draw:style-name="gr6" draw:text-style-name="P5" draw:layer="layout" svg:width="0.583cm" svg:height="0.5cm" svg:x="15.5cm" svg:y="8.7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528cm" svg:height="0.444cm" svg:x="15.528cm" svg:y="8.778cm">
            <text:p/>
            <draw:enhanced-geometry svg:viewBox="0 0 21600 21600" draw:type="rectangle" draw:enhanced-path="M 0 0 L 21600 0 21600 21600 0 21600 0 0 Z N"/>
          </draw:custom-shape>
          <draw:polygon draw:style-name="gr8" draw:text-style-name="P7" draw:layer="layout" svg:width="0.416cm" svg:height="0.332cm" svg:x="15.583cm" svg:y="8.833cm" svg:viewBox="0 0 417 333" draw:points="0,0 417,0 417,179 368,179 368,256 319,256 319,333 98,333 98,256 49,256 49,179 0,179">
            <text:p/>
          </draw:polygon>
        </draw:g>
        <draw:frame draw:style-name="gr9" draw:text-style-name="P9" draw:layer="layout" svg:width="6.15cm" svg:height="0.683cm" svg:x="19.5cm" svg:y="4.25cm">
          <draw:text-box>
            <text:p text:style-name="P8"><text:span text:style-name="T1">Host Machine</text:span></text:p>
          </draw:text-box>
        </draw:frame>
        <draw:frame draw:style-name="gr10" draw:text-style-name="P10" draw:layer="layout" svg:width="10cm" svg:height="1.038cm" svg:x="9.5cm" svg:y="1cm">
          <draw:text-box>
            <text:p text:style-name="P8"><text:span text:style-name="T2">Virtual Network on KVM</text:span></text:p>
          </draw:text-box>
        </draw:frame>
        <draw:frame draw:style-name="gr11" draw:text-style-name="P11" draw:layer="layout" svg:width="3.25cm" svg:height="1.115cm" svg:x="17cm" svg:y="9.135cm">
          <draw:text-box>
            <text:p text:style-name="P8"><text:span text:style-name="T3">virbr0</text:span></text:p>
            <text:p text:style-name="P8"><text:span text:style-name="T3">192.168.122.1/24</text:span></text:p>
          </draw:text-box>
        </draw:frame>
        <draw:frame draw:style-name="gr12" draw:text-style-name="P11" draw:layer="layout" svg:width="1.25cm" svg:height="0.635cm" svg:x="15.5cm" svg:y="9.75cm">
          <draw:text-box>
            <text:p text:style-name="P8"><text:span text:style-name="T3">NAT</text:span></text:p>
          </draw:text-box>
        </draw:frame>
        <draw:connector draw:style-name="gr13" draw:text-style-name="P8" draw:layer="layout" svg:x1="16.083cm" svg:y1="9cm" svg:x2="17.25cm" svg:y2="10.625cm" draw:start-shape="id1" draw:start-glue-point="1" draw:end-shape="id2" draw:end-glue-point="3" svg:d="M16083 9000h584v1625h583" svg:viewBox="0 0 1168 1626">
          <text:p/>
        </draw:connector>
        <draw:custom-shape draw:style-name="gr14" draw:text-style-name="P12" draw:layer="layout" svg:width="4.5cm" svg:height="3.75cm" svg:x="22.25cm" svg:y="14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4" draw:layer="layout" svg:width="3cm" svg:height="0.887cm" svg:x="17.25cm" svg:y="12.25cm">
          <draw:text-box>
            <text:p text:style-name="P13"><text:span text:style-name="T3">LAN(vtnet0)</text:span></text:p>
            <text:p text:style-name="P13"><text:span text:style-name="T3">192.168.122.99</text:span></text:p>
          </draw:text-box>
        </draw:frame>
        <draw:frame draw:style-name="gr15" draw:text-style-name="P14" draw:layer="layout" svg:width="2.5cm" svg:height="0.887cm" svg:x="24.75cm" svg:y="10.363cm">
          <draw:text-box>
            <text:p text:style-name="P13"><text:span text:style-name="T3">LAN1(vtnet2)</text:span></text:p>
            <text:p text:style-name="P13"><text:span text:style-name="T3">172.16.1.1</text:span></text:p>
          </draw:text-box>
        </draw:frame>
        <draw:g draw:style-name="gr5" xml:id="id3" draw:id="id3">
          <draw:custom-shape draw:style-name="gr6" draw:text-style-name="P15" draw:layer="layout" svg:width="0.583cm" svg:height="0.5cm" svg:x="23.6cm" svg:y="13.3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0.528cm" svg:height="0.444cm" svg:x="23.628cm" svg:y="13.378cm">
            <text:p/>
            <draw:enhanced-geometry svg:viewBox="0 0 21600 21600" draw:type="rectangle" draw:enhanced-path="M 0 0 L 21600 0 21600 21600 0 21600 0 0 Z N"/>
          </draw:custom-shape>
          <draw:polygon draw:style-name="gr8" draw:text-style-name="P17" draw:layer="layout" svg:width="0.416cm" svg:height="0.332cm" svg:x="23.683cm" svg:y="13.433cm" svg:viewBox="0 0 417 333" draw:points="0,0 417,0 417,179 368,179 368,256 319,256 319,333 98,333 98,256 49,256 49,179 0,179">
            <text:p/>
          </draw:polygon>
        </draw:g>
        <draw:g draw:style-name="gr5" xml:id="id5" draw:id="id5">
          <draw:custom-shape draw:style-name="gr6" draw:text-style-name="P15" draw:layer="layout" svg:width="0.583cm" svg:height="0.5cm" svg:x="19.167cm" svg:y="11.7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0.528cm" svg:height="0.444cm" svg:x="19.195cm" svg:y="11.778cm">
            <text:p/>
            <draw:enhanced-geometry svg:viewBox="0 0 21600 21600" draw:type="rectangle" draw:enhanced-path="M 0 0 L 21600 0 21600 21600 0 21600 0 0 Z N"/>
          </draw:custom-shape>
          <draw:polygon draw:style-name="gr8" draw:text-style-name="P17" draw:layer="layout" svg:width="0.416cm" svg:height="0.332cm" svg:x="19.25cm" svg:y="11.833cm" svg:viewBox="0 0 417 333" draw:points="0,0 417,0 417,179 368,179 368,256 319,256 319,333 98,333 98,256 49,256 49,179 0,179">
            <text:p/>
          </draw:polygon>
        </draw:g>
        <draw:frame draw:style-name="gr15" draw:text-style-name="P18" draw:layer="layout" svg:width="2.25cm" svg:height="0.887cm" svg:x="18.75cm" svg:y="13.5cm">
          <draw:text-box>
            <text:p text:style-name="P13"><text:span text:style-name="T3">LAN2(vtnet3)</text:span></text:p>
            <text:p text:style-name="P13"><text:span text:style-name="T3">172.16.2.1</text:span></text:p>
          </draw:text-box>
        </draw:frame>
        <draw:frame draw:style-name="gr15" draw:text-style-name="P14" draw:layer="layout" svg:width="2.25cm" svg:height="0.887cm" svg:x="21cm" svg:y="8.75cm">
          <draw:text-box>
            <text:p text:style-name="P13"><text:span text:style-name="T3">WAN(vtnet1) 172.16.0.99)</text:span></text:p>
          </draw:text-box>
        </draw:frame>
        <draw:g draw:style-name="gr5" xml:id="id7" draw:id="id7">
          <draw:custom-shape draw:style-name="gr16" draw:text-style-name="P15" draw:layer="layout" svg:width="0.5cm" svg:height="0.5cm" svg:x="20.75cm" svg:y="9.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6" draw:layer="layout" svg:width="0.453cm" svg:height="0.444cm" svg:x="20.774cm" svg:y="9.528cm">
            <text:p/>
            <draw:enhanced-geometry svg:viewBox="0 0 21600 21600" draw:type="rectangle" draw:enhanced-path="M 0 0 L 21600 0 21600 21600 0 21600 0 0 Z N"/>
          </draw:custom-shape>
          <draw:polygon draw:style-name="gr8" draw:text-style-name="P17" draw:layer="layout" svg:width="0.357cm" svg:height="0.332cm" svg:x="20.821cm" svg:y="9.583cm" svg:viewBox="0 0 358 333" draw:points="0,0 358,0 358,179 316,179 316,256 274,256 274,333 84,333 84,256 42,256 42,179 0,179">
            <text:p/>
          </draw:polygon>
        </draw:g>
        <draw:g draw:style-name="gr5" xml:id="id10" draw:id="id10">
          <draw:custom-shape draw:style-name="gr6" draw:text-style-name="P15" draw:layer="layout" svg:width="0.583cm" svg:height="0.5cm" svg:x="20.917cm" svg:y="13.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0.528cm" svg:height="0.444cm" svg:x="20.945cm" svg:y="13.528cm">
            <text:p/>
            <draw:enhanced-geometry svg:viewBox="0 0 21600 21600" draw:type="rectangle" draw:enhanced-path="M 0 0 L 21600 0 21600 21600 0 21600 0 0 Z N"/>
          </draw:custom-shape>
          <draw:polygon draw:style-name="gr8" draw:text-style-name="P17" draw:layer="layout" svg:width="0.416cm" svg:height="0.332cm" svg:x="21cm" svg:y="13.583cm" svg:viewBox="0 0 417 333" draw:points="0,0 417,0 417,179 368,179 368,256 319,256 319,333 98,333 98,256 49,256 49,179 0,179">
            <text:p/>
          </draw:polygon>
        </draw:g>
        <draw:connector draw:style-name="gr18" draw:text-style-name="P19" draw:layer="layout" svg:x1="23.891cm" svg:y1="13.85cm" svg:x2="24.441cm" svg:y2="15.05cm" draw:start-shape="id3" draw:start-glue-point="2" draw:end-shape="id4" draw:end-glue-point="0" svg:d="M23891 13850v601h550v599" svg:viewBox="0 0 551 1201">
          <text:p/>
        </draw:connector>
        <draw:frame draw:style-name="gr19" draw:text-style-name="P14" draw:layer="layout" svg:width="2.75cm" svg:height="0.569cm" svg:x="20.5cm" svg:y="12.5cm">
          <draw:text-box>
            <text:p text:style-name="P13"><text:span text:style-name="T3">OPNsense VM</text:span></text:p>
          </draw:text-box>
        </draw:frame>
        <draw:connector draw:style-name="gr18" draw:text-style-name="P19" draw:layer="layout" svg:x1="18.191cm" svg:y1="11.25cm" svg:x2="19.167cm" svg:y2="12cm" draw:start-shape="id2" draw:start-glue-point="2" draw:end-shape="id5" draw:end-glue-point="3" svg:d="M18191 11250v750h976" svg:viewBox="0 0 977 751">
          <text:p/>
        </draw:connector>
        <draw:frame draw:style-name="gr11" draw:text-style-name="P11" draw:layer="layout" svg:width="2.5cm" svg:height="1.115cm" svg:x="17.75cm" svg:y="7.385cm">
          <draw:text-box>
            <text:p text:style-name="P8"><text:span text:style-name="T3">br0</text:span></text:p>
            <text:p text:style-name="P8"><text:span text:style-name="T3">(No IP)</text:span></text:p>
          </draw:text-box>
        </draw:frame>
        <draw:connector draw:style-name="gr18" draw:text-style-name="P19" draw:layer="layout" svg:x1="20.191cm" svg:y1="8.25cm" svg:x2="21cm" svg:y2="9.5cm" draw:start-shape="id6" draw:start-glue-point="2" draw:end-shape="id7" draw:end-glue-point="0" svg:d="M20191 8250v625h809v625" svg:viewBox="0 0 810 1251">
          <text:p/>
        </draw:connector>
        <draw:g draw:style-name="gr5" xml:id="id9" draw:id="id9">
          <draw:custom-shape draw:style-name="gr6" draw:text-style-name="P15" draw:layer="layout" svg:width="0.583cm" svg:height="0.5cm" svg:x="23.617cm" svg:y="10.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0.528cm" svg:height="0.444cm" svg:x="23.645cm" svg:y="10.628cm">
            <text:p/>
            <draw:enhanced-geometry svg:viewBox="0 0 21600 21600" draw:type="rectangle" draw:enhanced-path="M 0 0 L 21600 0 21600 21600 0 21600 0 0 Z N"/>
          </draw:custom-shape>
          <draw:polygon draw:style-name="gr8" draw:text-style-name="P17" draw:layer="layout" svg:width="0.416cm" svg:height="0.332cm" svg:x="23.7cm" svg:y="10.683cm" svg:viewBox="0 0 417 333" draw:points="0,0 417,0 417,179 368,179 368,256 319,256 319,333 98,333 98,256 49,256 49,179 0,179">
            <text:p/>
          </draw:polygon>
        </draw:g>
        <draw:frame draw:style-name="gr15" draw:text-style-name="P18" draw:layer="layout" svg:width="2.25cm" svg:height="0.887cm" svg:x="24.5cm" svg:y="13.113cm">
          <draw:text-box>
            <text:p text:style-name="P13"><text:span text:style-name="T3">LAN3(vtnet4)</text:span></text:p>
            <text:p text:style-name="P13"><text:span text:style-name="T3">172.16.3.1</text:span></text:p>
          </draw:text-box>
        </draw:frame>
        <draw:connector draw:style-name="gr18" draw:text-style-name="P19" draw:layer="layout" svg:x1="24.868cm" svg:y1="8.875cm" svg:x2="23.908cm" svg:y2="10.6cm" draw:start-shape="id8" draw:start-glue-point="3" draw:end-shape="id9" draw:end-glue-point="0" svg:d="M24868 8875h-960v1725" svg:viewBox="0 0 961 1726">
          <text:p/>
        </draw:connector>
        <draw:frame draw:style-name="gr1" draw:text-style-name="P1" xml:id="id14" draw:id="id14" draw:layer="layout" svg:width="0.719cm" svg:height="1cm" svg:x="19.75cm" svg:y="17.75cm">
          <draw:image xlink:href="Pictures/2000019400000BED000010961D7B558D.svm" xlink:type="simple" xlink:show="embed" xlink:actuate="onLoad" draw:mime-type="image/x-svm">
            <text:p/>
          </draw:image>
          <draw:image xlink:href="Pictures/1000000100000074000000A1D1A7ED24.png" xlink:type="simple" xlink:show="embed" xlink:actuate="onLoad" draw:mime-type="image/png"/>
        </draw:frame>
        <draw:frame draw:style-name="gr1" draw:text-style-name="P1" xml:id="id12" draw:id="id12" draw:layer="layout" svg:width="0.719cm" svg:height="1cm" svg:x="19.031cm" svg:y="17.75cm">
          <draw:image xlink:href="Pictures/2000019400000BED000010961D7B558D.svm" xlink:type="simple" xlink:show="embed" xlink:actuate="onLoad" draw:mime-type="image/x-svm">
            <text:p/>
          </draw:image>
          <draw:image xlink:href="Pictures/1000000100000074000000A1D1A7ED24.png" xlink:type="simple" xlink:show="embed" xlink:actuate="onLoad" draw:mime-type="image/png"/>
        </draw:frame>
        <draw:frame draw:style-name="gr1" draw:text-style-name="P1" xml:id="id13" draw:id="id13" draw:layer="layout" svg:width="0.719cm" svg:height="1cm" svg:x="18.25cm" svg:y="17.75cm">
          <draw:image xlink:href="Pictures/2000019400000BED000010961D7B558D.svm" xlink:type="simple" xlink:show="embed" xlink:actuate="onLoad" draw:mime-type="image/x-svm">
            <text:p/>
          </draw:image>
          <draw:image xlink:href="Pictures/1000000100000074000000A1D1A7ED24.png" xlink:type="simple" xlink:show="embed" xlink:actuate="onLoad" draw:mime-type="image/png"/>
        </draw:frame>
        <draw:connector draw:style-name="gr18" draw:text-style-name="P19" draw:layer="layout" svg:x1="21.208cm" svg:y1="14cm" svg:x2="19.941cm" svg:y2="15.5cm" draw:start-shape="id10" draw:start-glue-point="2" draw:end-shape="id11" draw:end-glue-point="0" svg:d="M21208 14000v751h-1267v749" svg:viewBox="0 0 1268 1501">
          <text:p/>
        </draw:connector>
        <draw:frame draw:style-name="gr15" draw:text-style-name="P11" draw:layer="layout" svg:width="2.5cm" svg:height="0.887cm" svg:x="24.5cm" svg:y="14.976cm">
          <draw:text-box>
            <text:p text:style-name="P8"><text:span text:style-name="T3">br3</text:span></text:p>
            <text:p text:style-name="P8"><text:span text:style-name="T3">(No IP)</text:span></text:p>
          </draw:text-box>
        </draw:frame>
        <draw:frame draw:style-name="gr15" draw:text-style-name="P11" draw:layer="layout" svg:width="2.5cm" svg:height="0.887cm" svg:x="17.25cm" svg:y="16cm">
          <draw:text-box>
            <text:p text:style-name="P8"><text:span text:style-name="T3">br2</text:span></text:p>
            <text:p text:style-name="P8"><text:span text:style-name="T3">(No IP)</text:span></text:p>
          </draw:text-box>
        </draw:frame>
        <draw:frame draw:style-name="gr1" draw:text-style-name="P1" xml:id="id22" draw:id="id22" draw:layer="layout" svg:width="2.888cm" svg:height="3cm" svg:x="1.75cm" svg:y="11.324cm">
          <draw:image xlink:href="Pictures/200002C5000012980000134D4B12E1FC.svm" xlink:type="simple" xlink:show="embed" xlink:actuate="onLoad" draw:mime-type="image/x-svm">
            <text:p/>
          </draw:image>
          <draw:image xlink:href="Pictures/10000001000000B5000000BCA27BD92B.png" xlink:type="simple" xlink:show="embed" xlink:actuate="onLoad" draw:mime-type="image/png"/>
        </draw:frame>
        <draw:frame draw:style-name="gr15" draw:text-style-name="P11" draw:layer="layout" svg:width="2.5cm" svg:height="0.887cm" svg:x="15.25cm" svg:y="7.75cm">
          <draw:text-box>
            <text:p text:style-name="P8"><text:span text:style-name="T3">eno1</text:span></text:p>
            <text:p text:style-name="P8"><text:span text:style-name="T3">(192.168.0.XX)</text:span></text:p>
          </draw:text-box>
        </draw:frame>
        <draw:frame draw:style-name="gr11" draw:text-style-name="P9" draw:layer="layout" svg:width="2.75cm" svg:height="1.115cm" svg:x="1.75cm" svg:y="14.574cm">
          <draw:text-box>
            <text:p text:style-name="P8"><text:span text:style-name="T1">Physical</text:span></text:p>
            <text:p text:style-name="P8"><text:span text:style-name="T1">Client</text:span></text:p>
          </draw:text-box>
        </draw:frame>
        <draw:frame draw:style-name="gr1" draw:text-style-name="P1" xml:id="id11" draw:id="id11" draw:layer="layout" svg:width="1.882cm" svg:height="1.25cm" svg:x="19cm" svg:y="15.5cm">
          <draw:image xlink:href="Pictures/2000013500000DCD00000939831B0C8E.svm" xlink:type="simple" xlink:show="embed" xlink:actuate="onLoad" draw:mime-type="image/x-svm">
            <text:p/>
          </draw:image>
          <draw:image xlink:href="Pictures/10000001000000870000005AA8ADF704.png" xlink:type="simple" xlink:show="embed" xlink:actuate="onLoad" draw:mime-type="image/png"/>
        </draw:frame>
        <draw:connector draw:style-name="gr20" draw:text-style-name="P19" draw:layer="layout" svg:x1="19.941cm" svg:y1="16.75cm" svg:x2="19.39cm" svg:y2="17.75cm" draw:start-shape="id11" draw:start-glue-point="2" draw:end-shape="id12" draw:end-glue-point="0" svg:d="M19941 16750v500h-551v500" svg:viewBox="0 0 552 1001">
          <text:p/>
        </draw:connector>
        <draw:connector draw:style-name="gr20" draw:text-style-name="P19" draw:layer="layout" svg:x1="19.941cm" svg:y1="16.75cm" svg:x2="18.609cm" svg:y2="17.75cm" draw:start-shape="id11" draw:start-glue-point="2" draw:end-shape="id13" draw:end-glue-point="0" svg:d="M19941 16750v500h-1332v500" svg:viewBox="0 0 1333 1001">
          <text:p/>
        </draw:connector>
        <draw:connector draw:style-name="gr20" draw:text-style-name="P19" draw:layer="layout" svg:x1="19.941cm" svg:y1="16.75cm" svg:x2="20.109cm" svg:y2="17.75cm" draw:start-shape="id11" draw:start-glue-point="2" draw:end-shape="id14" draw:end-glue-point="0" svg:d="M19941 16750v500h168v500" svg:viewBox="0 0 169 1001">
          <text:p/>
        </draw:connector>
        <draw:frame draw:style-name="gr1" draw:text-style-name="P1" xml:id="id17" draw:id="id17" draw:layer="layout" svg:width="0.719cm" svg:height="1cm" svg:x="25.25cm" svg:y="17cm">
          <draw:image xlink:href="Pictures/2000019400000BED000010961D7B558D.svm" xlink:type="simple" xlink:show="embed" xlink:actuate="onLoad" draw:mime-type="image/x-svm">
            <text:p/>
          </draw:image>
          <draw:image xlink:href="Pictures/1000000100000074000000A1D1A7ED24.png" xlink:type="simple" xlink:show="embed" xlink:actuate="onLoad" draw:mime-type="image/png"/>
        </draw:frame>
        <draw:frame draw:style-name="gr1" draw:text-style-name="P1" xml:id="id15" draw:id="id15" draw:layer="layout" svg:width="0.719cm" svg:height="1cm" svg:x="24.531cm" svg:y="17cm">
          <draw:image xlink:href="Pictures/2000019400000BED000010961D7B558D.svm" xlink:type="simple" xlink:show="embed" xlink:actuate="onLoad" draw:mime-type="image/x-svm">
            <text:p/>
          </draw:image>
          <draw:image xlink:href="Pictures/1000000100000074000000A1D1A7ED24.png" xlink:type="simple" xlink:show="embed" xlink:actuate="onLoad" draw:mime-type="image/png"/>
        </draw:frame>
        <draw:frame draw:style-name="gr1" draw:text-style-name="P1" xml:id="id16" draw:id="id16" draw:layer="layout" svg:width="0.719cm" svg:height="1cm" svg:x="23.75cm" svg:y="17cm">
          <draw:image xlink:href="Pictures/2000019400000BED000010961D7B558D.svm" xlink:type="simple" xlink:show="embed" xlink:actuate="onLoad" draw:mime-type="image/x-svm">
            <text:p/>
          </draw:image>
          <draw:image xlink:href="Pictures/1000000100000074000000A1D1A7ED24.png" xlink:type="simple" xlink:show="embed" xlink:actuate="onLoad" draw:mime-type="image/png"/>
        </draw:frame>
        <draw:frame draw:style-name="gr1" draw:text-style-name="P1" xml:id="id4" draw:id="id4" draw:layer="layout" svg:width="1.882cm" svg:height="1.25cm" svg:x="23.5cm" svg:y="15.05cm">
          <draw:image xlink:href="Pictures/2000013500000DCD00000939831B0C8E.svm" xlink:type="simple" xlink:show="embed" xlink:actuate="onLoad" draw:mime-type="image/x-svm">
            <text:p/>
          </draw:image>
          <draw:image xlink:href="Pictures/10000001000000870000005AA8ADF704.png" xlink:type="simple" xlink:show="embed" xlink:actuate="onLoad" draw:mime-type="image/png"/>
        </draw:frame>
        <draw:connector draw:style-name="gr20" draw:text-style-name="P19" draw:layer="layout" svg:x1="24.441cm" svg:y1="16.3cm" svg:x2="24.89cm" svg:y2="17cm" draw:start-shape="id4" draw:start-glue-point="2" draw:end-shape="id15" draw:end-glue-point="0" svg:d="M24441 16300v350h449v350" svg:viewBox="0 0 450 701">
          <text:p/>
        </draw:connector>
        <draw:connector draw:style-name="gr20" draw:text-style-name="P19" draw:layer="layout" svg:x1="24.441cm" svg:y1="16.3cm" svg:x2="24.109cm" svg:y2="17cm" draw:start-shape="id4" draw:start-glue-point="2" draw:end-shape="id16" draw:end-glue-point="0" svg:d="M24441 16300v350h-332v350" svg:viewBox="0 0 333 701">
          <text:p/>
        </draw:connector>
        <draw:connector draw:style-name="gr20" draw:text-style-name="P19" draw:layer="layout" svg:x1="24.441cm" svg:y1="16.3cm" svg:x2="25.609cm" svg:y2="17cm" draw:start-shape="id4" draw:start-glue-point="2" draw:end-shape="id17" draw:end-glue-point="0" svg:d="M24441 16300v350h1168v350" svg:viewBox="0 0 1169 701">
          <text:p/>
        </draw:connector>
        <draw:frame draw:style-name="gr15" draw:text-style-name="P11" draw:layer="layout" svg:width="2.5cm" svg:height="0.887cm" svg:x="23.7cm" svg:y="8.863cm">
          <draw:text-box>
            <text:p text:style-name="P8"><text:span text:style-name="T3">br1</text:span></text:p>
            <text:p text:style-name="P8"><text:span text:style-name="T3">(No IP)</text:span></text:p>
          </draw:text-box>
        </draw:frame>
        <draw:frame draw:style-name="gr1" draw:text-style-name="P1" xml:id="id20" draw:id="id20" draw:layer="layout" svg:width="0.719cm" svg:height="1cm" svg:x="26.781cm" svg:y="6.5cm">
          <draw:image xlink:href="Pictures/2000019400000BED000010961D7B558D.svm" xlink:type="simple" xlink:show="embed" xlink:actuate="onLoad" draw:mime-type="image/x-svm">
            <text:p/>
          </draw:image>
          <draw:image xlink:href="Pictures/1000000100000074000000A1D1A7ED24.png" xlink:type="simple" xlink:show="embed" xlink:actuate="onLoad" draw:mime-type="image/png"/>
        </draw:frame>
        <draw:frame draw:style-name="gr1" draw:text-style-name="P1" xml:id="id18" draw:id="id18" draw:layer="layout" svg:width="0.719cm" svg:height="1cm" svg:x="26.062cm" svg:y="6.5cm">
          <draw:image xlink:href="Pictures/2000019400000BED000010961D7B558D.svm" xlink:type="simple" xlink:show="embed" xlink:actuate="onLoad" draw:mime-type="image/x-svm">
            <text:p/>
          </draw:image>
          <draw:image xlink:href="Pictures/1000000100000074000000A1D1A7ED24.png" xlink:type="simple" xlink:show="embed" xlink:actuate="onLoad" draw:mime-type="image/png"/>
        </draw:frame>
        <draw:frame draw:style-name="gr1" draw:text-style-name="P1" xml:id="id19" draw:id="id19" draw:layer="layout" svg:width="0.719cm" svg:height="1cm" svg:x="25.281cm" svg:y="6.5cm">
          <draw:image xlink:href="Pictures/2000019400000BED000010961D7B558D.svm" xlink:type="simple" xlink:show="embed" xlink:actuate="onLoad" draw:mime-type="image/x-svm">
            <text:p/>
          </draw:image>
          <draw:image xlink:href="Pictures/1000000100000074000000A1D1A7ED24.png" xlink:type="simple" xlink:show="embed" xlink:actuate="onLoad" draw:mime-type="image/png"/>
        </draw:frame>
        <draw:frame draw:style-name="gr1" draw:text-style-name="P1" xml:id="id8" draw:id="id8" draw:layer="layout" svg:width="1.882cm" svg:height="1.25cm" svg:x="24.868cm" svg:y="8.25cm">
          <draw:image xlink:href="Pictures/2000013500000DCD00000939831B0C8E.svm" xlink:type="simple" xlink:show="embed" xlink:actuate="onLoad" draw:mime-type="image/x-svm">
            <text:p/>
          </draw:image>
          <draw:image xlink:href="Pictures/10000001000000870000005AA8ADF704.png" xlink:type="simple" xlink:show="embed" xlink:actuate="onLoad" draw:mime-type="image/png"/>
        </draw:frame>
        <draw:connector draw:style-name="gr20" draw:text-style-name="P19" draw:layer="layout" svg:x1="25.809cm" svg:y1="8.25cm" svg:x2="26.421cm" svg:y2="7.5cm" draw:start-shape="id8" draw:start-glue-point="0" draw:end-shape="id18" draw:end-glue-point="2" svg:d="M25809 8250v-375h612v-375" svg:viewBox="0 0 613 751">
          <text:p/>
        </draw:connector>
        <draw:connector draw:style-name="gr20" draw:text-style-name="P19" draw:layer="layout" svg:x1="25.809cm" svg:y1="8.25cm" svg:x2="25.64cm" svg:y2="7.5cm" draw:start-shape="id8" draw:start-glue-point="0" draw:end-shape="id19" draw:end-glue-point="2" svg:d="M25809 8250v-375h-169v-375" svg:viewBox="0 0 170 751">
          <text:p/>
        </draw:connector>
        <draw:connector draw:style-name="gr20" draw:text-style-name="P19" draw:layer="layout" svg:x1="25.809cm" svg:y1="8.25cm" svg:x2="27.14cm" svg:y2="7.5cm" draw:start-shape="id8" draw:start-glue-point="0" draw:end-shape="id20" draw:end-glue-point="2" svg:d="M25809 8250v-375h1331v-375" svg:viewBox="0 0 1332 751">
          <text:p/>
        </draw:connector>
        <draw:frame draw:style-name="gr1" draw:text-style-name="P1" xml:id="id21" draw:id="id21" draw:layer="layout" svg:width="0.719cm" svg:height="1cm" svg:x="21.031cm" svg:y="5.25cm">
          <draw:image xlink:href="Pictures/2000019400000BED000010961D7B558D.svm" xlink:type="simple" xlink:show="embed" xlink:actuate="onLoad" draw:mime-type="image/x-svm">
            <text:p/>
          </draw:image>
          <draw:image xlink:href="Pictures/1000000100000074000000A1D1A7ED24.png" xlink:type="simple" xlink:show="embed" xlink:actuate="onLoad" draw:mime-type="image/png"/>
        </draw:frame>
        <draw:frame draw:style-name="gr1" draw:text-style-name="P1" xml:id="id6" draw:id="id6" draw:layer="layout" svg:width="1.882cm" svg:height="1.25cm" svg:x="19.25cm" svg:y="7cm">
          <draw:image xlink:href="Pictures/2000013500000DCD00000939831B0C8E.svm" xlink:type="simple" xlink:show="embed" xlink:actuate="onLoad" draw:mime-type="image/x-svm">
            <text:p/>
          </draw:image>
          <draw:image xlink:href="Pictures/10000001000000870000005AA8ADF704.png" xlink:type="simple" xlink:show="embed" xlink:actuate="onLoad" draw:mime-type="image/png"/>
        </draw:frame>
        <draw:connector draw:style-name="gr20" draw:text-style-name="P19" draw:layer="layout" svg:x1="20.191cm" svg:y1="7cm" svg:x2="21.39cm" svg:y2="6.25cm" draw:start-shape="id6" draw:start-glue-point="0" draw:end-shape="id21" draw:end-glue-point="2" svg:d="M20191 7000v-375h1199v-375" svg:viewBox="0 0 1200 751">
          <text:p/>
        </draw:connector>
        <draw:frame draw:style-name="gr1" draw:text-style-name="P1" xml:id="id2" draw:id="id2" draw:layer="layout" svg:width="1.882cm" svg:height="1.25cm" svg:x="17.25cm" svg:y="10cm">
          <draw:image xlink:href="Pictures/2000013500000DCD00000939831B0C8E.svm" xlink:type="simple" xlink:show="embed" xlink:actuate="onLoad" draw:mime-type="image/x-svm">
            <text:p/>
          </draw:image>
          <draw:image xlink:href="Pictures/10000001000000870000005AA8ADF704.png" xlink:type="simple" xlink:show="embed" xlink:actuate="onLoad" draw:mime-type="image/png"/>
        </draw:frame>
        <draw:connector draw:style-name="gr18" draw:text-style-name="P19" draw:layer="layout" svg:x1="4.638cm" svg:y1="12.824cm" svg:x2="8.449cm" svg:y2="12.823cm" draw:start-shape="id22" draw:start-glue-point="1" draw:end-shape="id23" draw:end-glue-point="3" svg:d="M4638 12824h1906v-1h1905" svg:viewBox="0 0 3812 2">
          <text:p/>
        </draw:connector>
        <draw:frame draw:style-name="gr1" draw:text-style-name="P1" xml:id="id23" draw:id="id23" draw:layer="layout" svg:width="3.544cm" svg:height="2.354cm" svg:x="8.449cm" svg:y="11.646cm">
          <draw:image xlink:href="Pictures/200001B700000DCD00000939DADB9EB7.svm" xlink:type="simple" xlink:show="embed" xlink:actuate="onLoad" draw:mime-type="image/x-svm">
            <text:p/>
          </draw:image>
          <draw:image xlink:href="Pictures/10000001000000870000005AD2849EF3.png" xlink:type="simple" xlink:show="embed" xlink:actuate="onLoad" draw:mime-type="image/png"/>
        </draw:frame>
        <draw:frame draw:style-name="gr15" draw:text-style-name="P14" draw:layer="layout" svg:width="2.75cm" svg:height="0.887cm" svg:x="8.5cm" svg:y="14.363cm">
          <draw:text-box>
            <text:p text:style-name="P13"><text:span text:style-name="T3">Physical</text:span></text:p>
            <text:p text:style-name="P13"><text:span text:style-name="T3">Switch</text:span></text:p>
          </draw:text-box>
        </draw:frame>
        <draw:connector draw:style-name="gr18" draw:text-style-name="P19" draw:layer="layout" svg:x1="11.993cm" svg:y1="12.823cm" svg:x2="15.5cm" svg:y2="9cm" draw:start-shape="id23" draw:start-glue-point="1" draw:end-shape="id1" draw:end-glue-point="3" svg:d="M11993 12823h1753v-3823h1754" svg:viewBox="0 0 3508 3824">
          <text:p/>
        </draw:connector>
        <draw:frame draw:style-name="gr1" draw:text-style-name="P1" xml:id="id25" draw:id="id25" draw:layer="layout" svg:width="1.983cm" svg:height="1.983cm" svg:x="2.517cm" svg:y="3cm">
          <draw:image xlink:href="Pictures/200001C6000007BE000007B5E79949C8.svm" xlink:type="simple" xlink:show="embed" xlink:actuate="onLoad" draw:mime-type="image/x-svm">
            <text:p/>
          </draw:image>
          <draw:image xlink:href="Pictures/100000010000004C0000004C2D163DE4.png" xlink:type="simple" xlink:show="embed" xlink:actuate="onLoad" draw:mime-type="image/png"/>
        </draw:frame>
        <draw:frame draw:style-name="gr1" draw:text-style-name="P1" xml:id="id24" draw:id="id24" draw:layer="layout" svg:width="3.068cm" svg:height="2.565cm" svg:x="8.682cm" svg:y="7.185cm">
          <draw:image xlink:href="Pictures/2000006C00000C0000000A0223C64895.svm" xlink:type="simple" xlink:show="embed" xlink:actuate="onLoad" draw:mime-type="image/x-svm">
            <text:p/>
          </draw:image>
          <draw:image xlink:href="Pictures/100000010000007500000062AB743DB1.png" xlink:type="simple" xlink:show="embed" xlink:actuate="onLoad" draw:mime-type="image/png"/>
        </draw:frame>
        <draw:connector draw:style-name="gr18" draw:text-style-name="P19" draw:layer="layout" svg:x1="10.221cm" svg:y1="11.646cm" svg:x2="10.216cm" svg:y2="9.75cm" draw:start-shape="id23" draw:start-glue-point="0" draw:end-shape="id24" draw:end-glue-point="2" svg:d="M10221 11646v-948h-5v-948" svg:viewBox="0 0 6 1897">
          <text:p/>
        </draw:connector>
        <draw:connector draw:style-name="gr18" draw:text-style-name="P19" draw:layer="layout" svg:x1="10.216cm" svg:y1="7.185cm" svg:x2="3.508cm" svg:y2="4.983cm" draw:start-shape="id24" draw:start-glue-point="0" draw:end-shape="id25" draw:end-glue-point="2" svg:d="M10216 7185v-1101h-6708v-1101" svg:viewBox="0 0 6709 220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8pt" style:font-style-asian="normal" style:font-weight-asian="normal" style:font-name-complex="Noto Sans CJK JP" style:font-family-complex="'Noto Sans CJK J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51:37.078720842</meta:creation-date>
    <dc:date>2024-11-17T22:38:29.596242829</dc:date>
    <meta:editing-duration>P2DT8H16S</meta:editing-duration>
    <meta:editing-cycles>270</meta:editing-cycles>
    <meta:generator>LibreOffice/24.2.6.2$Linux_X86_64 LibreOffice_project/420$Build-2</meta:generator>
    <meta:document-statistic meta:object-count="86"/>
  </office:meta>
</office:document-meta>
</file>